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mill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c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877674368862050846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026606716681419315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570432297443892028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4">I jogged 0.3 miles to the hilly cemetery loop and then 2 miles on the loop in 19:46 going faster as I ran. <text:s/>I feel better than I did two days ago. </text:p>
      <text:p text:style-name="P4"/>
      <text:p text:style-name="P4">Sun 5/22/16: <text:span text:style-name="T1">3 miles</text:span> </text:p>
      <text:p text:style-name="P4">I ran 3 miles on the cemetaery loop: 9:47+9:19+9:10 = 28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2$Win32 OpenOffice.org_project/412m3$Build-9782</meta:generator>
    <dc:date>2017-02-13T15:43:48.92</dc:date>
    <dc:creator>James Lombardi</dc:creator>
    <meta:editing-duration>PT23H54M43S</meta:editing-duration>
    <meta:editing-cycles>132</meta:editing-cycles>
    <meta:document-statistic meta:table-count="0" meta:image-count="0" meta:object-count="0" meta:page-count="14" meta:paragraph-count="404" meta:word-count="4419" meta:character-count="22311"/>
  </office:meta>
</office:document-meta>
</file>